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21T11:26:58</dc:date>
    <dc:creator>tokai </dc:creator>
    <meta:editing-duration>PT2M17S</meta:editing-duration>
    <meta:editing-cycles>14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444cm" svg:y="1.041cm" svg:width="13.808cm" svg:height="6.73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